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in" loext:contextual-spacing="false" fo:line-height="100%"/>
    </style:style>
    <style:style style:name="P2" style:family="paragraph" style:parent-style-name="Standard">
      <style:paragraph-properties fo:margin-top="0.1665in" fo:margin-bottom="0in" loext:contextual-spacing="false" fo:line-height="100%"/>
      <style:text-properties fo:font-size="12pt" style:font-size-asian="12pt" style:font-size-complex="12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fo:color="#c9211e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odèle relationnel</text:span></text:p>
      <text:p text:style-name="Standard"><text:span text:style-name="T1">Employés_base</text:span><text:span text:style-name="T2">(</text:span><text:span text:style-name="T3">id_employé,</text:span><text:span text:style-name="T2"> nom_employé, mail_employé, téléphone_employé)</text:span></text:p>
      <text:p text:style-name="Standard"><text:span text:style-name="T1">(View) Employés</text:span><text:span text:style-name="T2"> (</text:span><text:span text:style-name="T3">id_employé,</text:span><text:span text:style-name="T2"> nom_employé, mail_employé, téléphone_employé, </text:span><text:span text:style-name="T4">nbEmpruntsEnCours_employé</text:span><text:span text:style-name="T2">)</text:span></text:p>
      <text:p text:style-name="P1"><text:span text:style-name="T1">Réservations</text:span><text:span text:style-name="T2"> (</text:span><text:span text:style-name="T3">id_réservation, </text:span><text:span text:style-name="T2">id_employé, id_exemplaire, dateDebut_réservation, dateFin_réservation, dateEmprunt_réservation, dateRetourEffective_réservation)</text:span></text:p>
      <text:p text:style-name="P1"><text:span text:style-name="T1">Exemplaires</text:span><text:span text:style-name="T2"> (</text:span><text:span text:style-name="T3">id_exemplaire</text:span><text:span text:style-name="T2">, id_matériel, id_indisponibilité, état_exemplaire)</text:span></text:p>
      <text:p text:style-name="P1"><text:span text:style-name="T1">Indisponibilités</text:span><text:span text:style-name="T2">(</text:span><text:span text:style-name="T3">id_ indisponibilité</text:span><text:span text:style-name="T2">, description_indisponibilité)</text:span></text:p>
      <text:p text:style-name="P1"><text:span text:style-name="T1">Matériels_base(</text:span><text:span text:style-name="T3">id_matériel</text:span><text:span text:style-name="T2">, libellé_matériel)</text:span></text:p>
      <text:p text:style-name="P1"><text:span text:style-name="T1">(View) Matériels</text:span><text:span text:style-name="T2"> (</text:span><text:span text:style-name="T3">id_matériel</text:span><text:span text:style-name="T2">, libellé_matériel, </text:span><text:span text:style-name="T4">nbEmpruntsEnCours_matériel</text:span><text:span text:style-name="T2">)</text:span></text:p>
      <text:p text:style-name="P1"><text:span text:style-name="T1">Catégories</text:span><text:span text:style-name="T2"> (</text:span><text:span text:style-name="T3">id_catégorie</text:span><text:span text:style-name="T2">, </text:span><text:span text:style-name="T3">libellé_catégorie</text:span><text:span text:style-name="T2">, nbEmpruntsMax_catégorie)</text:span></text:p>
      <text:p text:style-name="P1"><text:span text:style-name="T1">Sous-Catégories(</text:span><text:span text:style-name="T3">id_sous-catégorie, id_catégorie, </text:span><text:span text:style-name="T2">libellé_sous-catégorie)</text:span></text:p>
      <text:p text:style-name="P2"/>
      <text:p text:style-name="P1"><text:span text:style-name="T1">Contraintes d’intégrité référentielle</text:span></text:p>
      <text:p text:style-name="P1"><text:span text:style-name="T2">Réservations[id_employé] ⊆ Employés_base[id_employé]</text:span></text:p>
      <text:p text:style-name="P1"><text:span text:style-name="T2">Réservations[id_exemplaire] ⊆ Exemplaires[id_exemplaire]</text:span></text:p>
      <text:p text:style-name="P1"><text:span text:style-name="T2">Exemplaires[id_indisponibilité] ⊆ Indisponibilité[description_indisponibilité]</text:span></text:p>
      <text:p text:style-name="P1"><text:span text:style-name="T2">Exemplaires[id_matériel] ⊆ Matériels_base[id_matériel]</text:span></text:p>
      <text:p text:style-name="P1"><text:span text:style-name="T2">Matériels_base[libellé_matériel] ⊆ Catégorie[libellé_catégorie]</text:span></text:p>
      <text:p text:style-name="P1"><text:span text:style-name="T2">Sous-Catégories[id_catégorie] ⊆ Catégories[id_catégorie]<text:line-break/></text:span></text:p>
      <text:p text:style-name="P1"><text:span text:style-name="T1">D’autres contraintes éventuelles</text:span></text:p>
      <text:p text:style-name="P1"><text:span text:style-name="T2">Réservation.dateRetourEffective_réservation &gt;= Réservation.dateEmprunt_réservation</text:span></text:p>
      <text:p text:style-name="P1"><text:span text:style-name="T2">Réservation.dateEmprunt_réservation &gt;= Réservation.dateDebut_réservation</text:span></text:p>
      <text:p text:style-name="P1"><text:span text:style-name="T2">Réservation.dateEmprunt_réservation &lt;= Réservation.dateFin_réservation</text:span></text:p>
      <text:p text:style-name="P1"><text:span text:style-name="T2"><text:line-break/></text:span></text:p>
      <text:p text:style-name="P1"><text:span text:style-name="T2"><text:line-break/></text:span></text:p>
      <text:p text:style-name="P1"><text:span text:style-name="T2"><text:line-break/></text:span></text:p>
      <text:p text:style-name="P1"><text:soft-page-break/><text:span text:style-name="T2"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76" meta:character-count="1410" meta:non-whitespace-character-count="1350"/>
    <meta:generator>LibreOfficeDev/6.0.5.2$Linux_X86_64 LibreOffice_project/</meta:generator>
  </office:meta>
</office:document-meta>
</file>